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5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729576" calcext:value-type="float">
            <text:p>210.72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5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680808" calcext:value-type="float">
            <text:p>210.68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5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699096" calcext:value-type="float">
            <text:p>210.69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5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851496" calcext:value-type="float">
            <text:p>210.85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5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805776" calcext:value-type="float">
            <text:p>210.80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5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763104" calcext:value-type="float">
            <text:p>210.76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5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781392" calcext:value-type="float">
            <text:p>210.78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5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915504" calcext:value-type="float">
            <text:p>210.91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5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842352" calcext:value-type="float">
            <text:p>210.84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5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805776" calcext:value-type="float">
            <text:p>210.80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5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7692" calcext:value-type="float">
            <text:p>210.7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5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894168" calcext:value-type="float">
            <text:p>210.89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5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796632" calcext:value-type="float">
            <text:p>210.79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5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052664" calcext:value-type="float">
            <text:p>211.05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5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13496" calcext:value-type="float">
            <text:p>211.1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5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183728" calcext:value-type="float">
            <text:p>211.18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5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110576" calcext:value-type="float">
            <text:p>211.11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5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077048" calcext:value-type="float">
            <text:p>211.07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5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083144" calcext:value-type="float">
            <text:p>211.08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5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131912" calcext:value-type="float">
            <text:p>211.13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5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18068" calcext:value-type="float">
            <text:p>211.18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5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25688" calcext:value-type="float">
            <text:p>211.2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5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330032" calcext:value-type="float">
            <text:p>211.33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5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381848" calcext:value-type="float">
            <text:p>211.38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5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33308" calcext:value-type="float">
            <text:p>211.33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5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253832" calcext:value-type="float">
            <text:p>211.25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5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171536" calcext:value-type="float">
            <text:p>211.17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5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131912" calcext:value-type="float">
            <text:p>211.13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5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131912" calcext:value-type="float">
            <text:p>211.13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5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958176" calcext:value-type="float">
            <text:p>210.95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5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930744" calcext:value-type="float">
            <text:p>210.93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5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903312" calcext:value-type="float">
            <text:p>210.90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5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894168" calcext:value-type="float">
            <text:p>210.89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98256" calcext:value-type="float">
            <text:p>210.9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5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507072" calcext:value-type="float">
            <text:p>210.50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5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376008" calcext:value-type="float">
            <text:p>210.37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5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287616" calcext:value-type="float">
            <text:p>210.28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5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119976" calcext:value-type="float">
            <text:p>210.11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5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0072" calcext:value-type="float">
            <text:p>210.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5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324192" calcext:value-type="float">
            <text:p>210.32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5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7692" calcext:value-type="float">
            <text:p>210.7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5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006944" calcext:value-type="float">
            <text:p>211.00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5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134704" calcext:value-type="float">
            <text:p>212.13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5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84184" calcext:value-type="float">
            <text:p>212.8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5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713568" calcext:value-type="float">
            <text:p>213.71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5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900008" calcext:value-type="float">
            <text:p>211.90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5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945728" calcext:value-type="float">
            <text:p>211.94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5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03412" calcext:value-type="float">
            <text:p>212.03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213952" calcext:value-type="float">
            <text:p>212.21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5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345016" calcext:value-type="float">
            <text:p>212.34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5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436456" calcext:value-type="float">
            <text:p>212.43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5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61324" calcext:value-type="float">
            <text:p>212.61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5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881464" calcext:value-type="float">
            <text:p>212.88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097872" calcext:value-type="float">
            <text:p>213.09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5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058248" calcext:value-type="float">
            <text:p>213.05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5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878416" calcext:value-type="float">
            <text:p>212.87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5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722968" calcext:value-type="float">
            <text:p>212.72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5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555328" calcext:value-type="float">
            <text:p>212.55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341968" calcext:value-type="float">
            <text:p>212.34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5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101176" calcext:value-type="float">
            <text:p>212.10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5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86648" calcext:value-type="float">
            <text:p>211.8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5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015832" calcext:value-type="float">
            <text:p>212.01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5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656168" calcext:value-type="float">
            <text:p>211.65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549488" calcext:value-type="float">
            <text:p>211.54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5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479384" calcext:value-type="float">
            <text:p>211.47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5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31784" calcext:value-type="float">
            <text:p>211.3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5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238592" calcext:value-type="float">
            <text:p>211.23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5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31784" calcext:value-type="float">
            <text:p>211.3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7598" calcext:value-type="float">
            <text:p>211.75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5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829904" calcext:value-type="float">
            <text:p>211.82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5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933536" calcext:value-type="float">
            <text:p>211.93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5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024976" calcext:value-type="float">
            <text:p>212.02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5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183472" calcext:value-type="float">
            <text:p>212.18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405976" calcext:value-type="float">
            <text:p>212.40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5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817456" calcext:value-type="float">
            <text:p>212.81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5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049104" calcext:value-type="float">
            <text:p>213.04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5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235032" calcext:value-type="float">
            <text:p>213.23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5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335616" calcext:value-type="float">
            <text:p>213.33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5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378288" calcext:value-type="float">
            <text:p>213.37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433152" calcext:value-type="float">
            <text:p>213.43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5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52764" calcext:value-type="float">
            <text:p>213.52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5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5886" calcext:value-type="float">
            <text:p>213.58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5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640416" calcext:value-type="float">
            <text:p>213.64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5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780624" calcext:value-type="float">
            <text:p>213.78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914736" calcext:value-type="float">
            <text:p>213.91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5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22868" calcext:value-type="float">
            <text:p>214.22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5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969344" calcext:value-type="float">
            <text:p>214.96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5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666824" calcext:value-type="float">
            <text:p>217.66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5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036912" calcext:value-type="float">
            <text:p>213.03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594952" calcext:value-type="float">
            <text:p>212.59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5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433408" calcext:value-type="float">
            <text:p>212.43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5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33892" calcext:value-type="float">
            <text:p>212.33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5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274912" calcext:value-type="float">
            <text:p>212.27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5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131656" calcext:value-type="float">
            <text:p>212.13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924392" calcext:value-type="float">
            <text:p>211.92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5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74456" calcext:value-type="float">
            <text:p>211.7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5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24164" calcext:value-type="float">
            <text:p>211.24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5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217256" calcext:value-type="float">
            <text:p>211.21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5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220304" calcext:value-type="float">
            <text:p>211.22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141056" calcext:value-type="float">
            <text:p>211.14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5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110576" calcext:value-type="float">
            <text:p>211.11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5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122768" calcext:value-type="float">
            <text:p>211.12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5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96732" calcext:value-type="float">
            <text:p>210.96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5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988656" calcext:value-type="float">
            <text:p>210.98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034376" calcext:value-type="float">
            <text:p>211.03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5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153248" calcext:value-type="float">
            <text:p>211.15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5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28736" calcext:value-type="float">
            <text:p>211.2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5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406232" calcext:value-type="float">
            <text:p>211.40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5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497672" calcext:value-type="float">
            <text:p>211.49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5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628736" calcext:value-type="float">
            <text:p>211.62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933536" calcext:value-type="float">
            <text:p>211.93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5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317584" calcext:value-type="float">
            <text:p>212.31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5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701632" calcext:value-type="float">
            <text:p>212.70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5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914992" calcext:value-type="float">
            <text:p>212.91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5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463632" calcext:value-type="float">
            <text:p>213.46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841584" calcext:value-type="float">
            <text:p>213.84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5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09152" calcext:value-type="float">
            <text:p>214.0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5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890096" calcext:value-type="float">
            <text:p>214.89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5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606376" calcext:value-type="float">
            <text:p>215.60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5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526872" calcext:value-type="float">
            <text:p>216.52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712544" calcext:value-type="float">
            <text:p>217.71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5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352368" calcext:value-type="float">
            <text:p>219.35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5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1.866968" calcext:value-type="float">
            <text:p>221.86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5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387664" calcext:value-type="float">
            <text:p>224.38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5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963736" calcext:value-type="float">
            <text:p>224.96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921064" calcext:value-type="float">
            <text:p>224.92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5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83572" calcext:value-type="float">
            <text:p>224.83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5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738184" calcext:value-type="float">
            <text:p>224.73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5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601024" calcext:value-type="float">
            <text:p>224.60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5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488248" calcext:value-type="float">
            <text:p>224.48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387664" calcext:value-type="float">
            <text:p>224.38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5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299272" calcext:value-type="float">
            <text:p>224.29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5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186496" calcext:value-type="float">
            <text:p>224.18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5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1042" calcext:value-type="float">
            <text:p>224.10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5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811592" calcext:value-type="float">
            <text:p>223.81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704912" calcext:value-type="float">
            <text:p>223.70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5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66224" calcext:value-type="float">
            <text:p>223.6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5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37268" calcext:value-type="float">
            <text:p>223.37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5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165416" calcext:value-type="float">
            <text:p>223.16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5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2.881952" calcext:value-type="float">
            <text:p>222.88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2.543624" calcext:value-type="float">
            <text:p>222.54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5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2.177864" calcext:value-type="float">
            <text:p>222.17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5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1.976696" calcext:value-type="float">
            <text:p>221.97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5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940376" calcext:value-type="float">
            <text:p>220.94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5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9894" calcext:value-type="float">
            <text:p>219.98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416376" calcext:value-type="float">
            <text:p>219.41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5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746584" calcext:value-type="float">
            <text:p>215.74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5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119464" calcext:value-type="float">
            <text:p>212.11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5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250528" calcext:value-type="float">
            <text:p>212.25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5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601048" calcext:value-type="float">
            <text:p>212.60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866224" calcext:value-type="float">
            <text:p>212.86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5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70468" calcext:value-type="float">
            <text:p>212.70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5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619336" calcext:value-type="float">
            <text:p>212.61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5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345016" calcext:value-type="float">
            <text:p>212.34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5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174328" calcext:value-type="float">
            <text:p>212.17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97316" calcext:value-type="float">
            <text:p>211.97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5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711032" calcext:value-type="float">
            <text:p>211.71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5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464144" calcext:value-type="float">
            <text:p>211.46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5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183728" calcext:value-type="float">
            <text:p>211.18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5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912456" calcext:value-type="float">
            <text:p>210.91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72348" calcext:value-type="float">
            <text:p>210.72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5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656424" calcext:value-type="float">
            <text:p>210.65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5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622896" calcext:value-type="float">
            <text:p>210.62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5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757008" calcext:value-type="float">
            <text:p>210.75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5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055712" calcext:value-type="float">
            <text:p>211.05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912456" calcext:value-type="float">
            <text:p>210.91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5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705192" calcext:value-type="float">
            <text:p>210.70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5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528408" calcext:value-type="float">
            <text:p>210.52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5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35772" calcext:value-type="float">
            <text:p>210.35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5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123024" calcext:value-type="float">
            <text:p>210.12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5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99196" calcext:value-type="float">
            <text:p>209.99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183984" calcext:value-type="float">
            <text:p>210.18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5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385152" calcext:value-type="float">
            <text:p>210.38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5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574128" calcext:value-type="float">
            <text:p>210.57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5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827112" calcext:value-type="float">
            <text:p>210.82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5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067904" calcext:value-type="float">
            <text:p>211.06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168488" calcext:value-type="float">
            <text:p>211.16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5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110576" calcext:value-type="float">
            <text:p>211.11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5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141056" calcext:value-type="float">
            <text:p>211.14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5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390992" calcext:value-type="float">
            <text:p>211.39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5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512912" calcext:value-type="float">
            <text:p>211.51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421472" calcext:value-type="float">
            <text:p>211.42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5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192872" calcext:value-type="float">
            <text:p>211.19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5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869784" calcext:value-type="float">
            <text:p>210.86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5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467448" calcext:value-type="float">
            <text:p>210.46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5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150456" calcext:value-type="float">
            <text:p>210.15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751168" calcext:value-type="float">
            <text:p>209.75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5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406744" calcext:value-type="float">
            <text:p>209.40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5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126328" calcext:value-type="float">
            <text:p>209.12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5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29092" calcext:value-type="float">
            <text:p>209.29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5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446368" calcext:value-type="float">
            <text:p>209.44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525616" calcext:value-type="float">
            <text:p>209.52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5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461608" calcext:value-type="float">
            <text:p>209.46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5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083656" calcext:value-type="float">
            <text:p>209.08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5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87944" calcext:value-type="float">
            <text:p>208.8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5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132424" calcext:value-type="float">
            <text:p>209.13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437224" calcext:value-type="float">
            <text:p>209.43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5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812128" calcext:value-type="float">
            <text:p>209.81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5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1596" calcext:value-type="float">
            <text:p>210.1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5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351624" calcext:value-type="float">
            <text:p>210.35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37296" calcext:value-type="float">
            <text:p>210.3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522312" calcext:value-type="float">
            <text:p>210.52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5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580224" calcext:value-type="float">
            <text:p>210.58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5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787488" calcext:value-type="float">
            <text:p>210.78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5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881976" calcext:value-type="float">
            <text:p>210.88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5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793584" calcext:value-type="float">
            <text:p>210.79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644232" calcext:value-type="float">
            <text:p>210.64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5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528408" calcext:value-type="float">
            <text:p>210.52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5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598512" calcext:value-type="float">
            <text:p>210.59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5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885024" calcext:value-type="float">
            <text:p>210.88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122768" calcext:value-type="float">
            <text:p>211.12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055456" calcext:value-type="float">
            <text:p>212.05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5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384384" calcext:value-type="float">
            <text:p>213.38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5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795352" calcext:value-type="float">
            <text:p>215.79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8.812872" calcext:value-type="float">
            <text:p>218.81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782648" calcext:value-type="float">
            <text:p>217.78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5698" calcext:value-type="float">
            <text:p>215.56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27796" calcext:value-type="float">
            <text:p>212.27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073488" calcext:value-type="float">
            <text:p>213.07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5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265256" calcext:value-type="float">
            <text:p>214.26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77376" calcext:value-type="float">
            <text:p>216.7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178376" calcext:value-type="float">
            <text:p>220.17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147896" calcext:value-type="float">
            <text:p>220.14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705936" calcext:value-type="float">
            <text:p>219.70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129864" calcext:value-type="float">
            <text:p>219.12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5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8.593416" calcext:value-type="float">
            <text:p>218.59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907616" calcext:value-type="float">
            <text:p>217.90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5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389456" calcext:value-type="float">
            <text:p>217.38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938352" calcext:value-type="float">
            <text:p>216.93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648792" calcext:value-type="float">
            <text:p>216.64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267792" calcext:value-type="float">
            <text:p>216.26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420448" calcext:value-type="float">
            <text:p>215.42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978744" calcext:value-type="float">
            <text:p>213.97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5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952336" calcext:value-type="float">
            <text:p>209.95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836256" calcext:value-type="float">
            <text:p>210.83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35416" calcext:value-type="float">
            <text:p>212.3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905336" calcext:value-type="float">
            <text:p>214.90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8.050872" calcext:value-type="float">
            <text:p>218.05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858848" calcext:value-type="float">
            <text:p>217.85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807032" calcext:value-type="float">
            <text:p>217.80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5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523568" calcext:value-type="float">
            <text:p>217.52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371168" calcext:value-type="float">
            <text:p>217.37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011504" calcext:value-type="float">
            <text:p>217.01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75852" calcext:value-type="float">
            <text:p>216.75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493344" calcext:value-type="float">
            <text:p>216.49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368376" calcext:value-type="float">
            <text:p>216.36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5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457024" calcext:value-type="float">
            <text:p>215.45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771224" calcext:value-type="float">
            <text:p>214.77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5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408512" calcext:value-type="float">
            <text:p>214.40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61324" calcext:value-type="float">
            <text:p>212.61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049872" calcext:value-type="float">
            <text:p>210.04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3402" calcext:value-type="float">
            <text:p>207.34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861664" calcext:value-type="float">
            <text:p>206.86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5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151224" calcext:value-type="float">
            <text:p>207.15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5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44688" calcext:value-type="float">
            <text:p>207.4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5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85836" calcext:value-type="float">
            <text:p>207.85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5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1022" calcext:value-type="float">
            <text:p>208.10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5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90992" calcext:value-type="float">
            <text:p>208.9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5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22056" calcext:value-type="float">
            <text:p>210.2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5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171536" calcext:value-type="float">
            <text:p>211.17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5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46312" calcext:value-type="float">
            <text:p>215.4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5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301832" calcext:value-type="float">
            <text:p>214.30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5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30844" calcext:value-type="float">
            <text:p>212.30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5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556096" calcext:value-type="float">
            <text:p>209.55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5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009992" calcext:value-type="float">
            <text:p>211.00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5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676992" calcext:value-type="float">
            <text:p>213.67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5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843864" calcext:value-type="float">
            <text:p>216.84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5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889584" calcext:value-type="float">
            <text:p>216.88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5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944448" calcext:value-type="float">
            <text:p>216.94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5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968832" calcext:value-type="float">
            <text:p>216.96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5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92616" calcext:value-type="float">
            <text:p>216.9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5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944448" calcext:value-type="float">
            <text:p>216.94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5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892632" calcext:value-type="float">
            <text:p>216.89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5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813384" calcext:value-type="float">
            <text:p>216.81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5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688416" calcext:value-type="float">
            <text:p>216.68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734136" calcext:value-type="float">
            <text:p>216.73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5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807288" calcext:value-type="float">
            <text:p>216.80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5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447624" calcext:value-type="float">
            <text:p>216.44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5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432384" calcext:value-type="float">
            <text:p>216.43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5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43848" calcext:value-type="float">
            <text:p>216.4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420192" calcext:value-type="float">
            <text:p>216.42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5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273888" calcext:value-type="float">
            <text:p>216.27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5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200736" calcext:value-type="float">
            <text:p>216.20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5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124536" calcext:value-type="float">
            <text:p>216.12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5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01176" calcext:value-type="float">
            <text:p>216.0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993472" calcext:value-type="float">
            <text:p>215.99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5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84412" calcext:value-type="float">
            <text:p>215.84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5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685624" calcext:value-type="float">
            <text:p>215.68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5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618568" calcext:value-type="float">
            <text:p>215.61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5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517984" calcext:value-type="float">
            <text:p>215.51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5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268048" calcext:value-type="float">
            <text:p>215.26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182704" calcext:value-type="float">
            <text:p>215.18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5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996776" calcext:value-type="float">
            <text:p>214.99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5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661496" calcext:value-type="float">
            <text:p>214.66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5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48776" calcext:value-type="float">
            <text:p>214.4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5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332312" calcext:value-type="float">
            <text:p>214.33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716616" calcext:value-type="float">
            <text:p>213.71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5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262464" calcext:value-type="float">
            <text:p>213.26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5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94852" calcext:value-type="float">
            <text:p>212.94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5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930488" calcext:value-type="float">
            <text:p>211.93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5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900264" calcext:value-type="float">
            <text:p>210.90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242152" calcext:value-type="float">
            <text:p>209.24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5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840584" calcext:value-type="float">
            <text:p>205.84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5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31684" calcext:value-type="float">
            <text:p>203.31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5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496672" calcext:value-type="float">
            <text:p>203.49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569824" calcext:value-type="float">
            <text:p>203.56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786232" calcext:value-type="float">
            <text:p>203.78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5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734416" calcext:value-type="float">
            <text:p>203.73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810616" calcext:value-type="float">
            <text:p>203.81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5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740512" calcext:value-type="float">
            <text:p>203.74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5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88072" calcext:value-type="float">
            <text:p>203.8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057504" calcext:value-type="float">
            <text:p>204.05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209904" calcext:value-type="float">
            <text:p>204.20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590904" calcext:value-type="float">
            <text:p>204.59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15504" calcext:value-type="float">
            <text:p>204.1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167232" calcext:value-type="float">
            <text:p>204.16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344016" calcext:value-type="float">
            <text:p>204.34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5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456792" calcext:value-type="float">
            <text:p>204.45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5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53604" calcext:value-type="float">
            <text:p>204.53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5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645768" calcext:value-type="float">
            <text:p>204.64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5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685392" calcext:value-type="float">
            <text:p>204.68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4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682344" calcext:value-type="float">
            <text:p>204.68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4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782928" calcext:value-type="float">
            <text:p>204.78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4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755496" calcext:value-type="float">
            <text:p>204.75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4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907896" calcext:value-type="float">
            <text:p>204.90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4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045056" calcext:value-type="float">
            <text:p>205.04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4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1304" calcext:value-type="float">
            <text:p>205.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4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209648" calcext:value-type="float">
            <text:p>205.20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4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240128" calcext:value-type="float">
            <text:p>205.24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4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288896" calcext:value-type="float">
            <text:p>205.28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4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410816" calcext:value-type="float">
            <text:p>205.41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4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468728" calcext:value-type="float">
            <text:p>205.46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4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407768" calcext:value-type="float">
            <text:p>205.40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4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590648" calcext:value-type="float">
            <text:p>205.59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4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642464" calcext:value-type="float">
            <text:p>205.64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4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675992" calcext:value-type="float">
            <text:p>205.67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4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767432" calcext:value-type="float">
            <text:p>205.76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889352" calcext:value-type="float">
            <text:p>205.88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4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10576" calcext:value-type="float">
            <text:p>206.1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4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200248" calcext:value-type="float">
            <text:p>206.20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4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30388" calcext:value-type="float">
            <text:p>206.30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4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133192" calcext:value-type="float">
            <text:p>206.13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169768" calcext:value-type="float">
            <text:p>206.16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4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297784" calcext:value-type="float">
            <text:p>206.29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4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483712" calcext:value-type="float">
            <text:p>206.48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4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754984" calcext:value-type="float">
            <text:p>206.75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4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980536" calcext:value-type="float">
            <text:p>206.98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4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068928" calcext:value-type="float">
            <text:p>207.06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4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3402" calcext:value-type="float">
            <text:p>207.34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4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696816" calcext:value-type="float">
            <text:p>207.69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4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76692" calcext:value-type="float">
            <text:p>207.76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4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251552" calcext:value-type="float">
            <text:p>208.25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4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656936" calcext:value-type="float">
            <text:p>208.65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4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845912" calcext:value-type="float">
            <text:p>208.84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4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598768" calcext:value-type="float">
            <text:p>209.59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4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330288" calcext:value-type="float">
            <text:p>210.33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4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205064" calcext:value-type="float">
            <text:p>211.20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4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271864" calcext:value-type="float">
            <text:p>212.27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4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070184" calcext:value-type="float">
            <text:p>214.07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4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87104" calcext:value-type="float">
            <text:p>217.8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4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8.508072" calcext:value-type="float">
            <text:p>218.50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4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45956" calcext:value-type="float">
            <text:p>217.45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4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524336" calcext:value-type="float">
            <text:p>214.52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4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414608" calcext:value-type="float">
            <text:p>214.41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4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011504" calcext:value-type="float">
            <text:p>217.01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4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595952" calcext:value-type="float">
            <text:p>220.59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4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550232" calcext:value-type="float">
            <text:p>220.55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4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397832" calcext:value-type="float">
            <text:p>220.39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4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20276" calcext:value-type="float">
            <text:p>220.20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4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251528" calcext:value-type="float">
            <text:p>220.25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4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144848" calcext:value-type="float">
            <text:p>220.14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4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94368" calcext:value-type="float">
            <text:p>219.9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4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864432" calcext:value-type="float">
            <text:p>219.86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4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85224" calcext:value-type="float">
            <text:p>219.8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4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800424" calcext:value-type="float">
            <text:p>219.80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4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739464" calcext:value-type="float">
            <text:p>219.73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4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629736" calcext:value-type="float">
            <text:p>219.62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4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587064" calcext:value-type="float">
            <text:p>219.58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4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544392" calcext:value-type="float">
            <text:p>219.54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4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44076" calcext:value-type="float">
            <text:p>219.44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4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80652" calcext:value-type="float">
            <text:p>219.80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736416" calcext:value-type="float">
            <text:p>219.73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4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815664" calcext:value-type="float">
            <text:p>219.81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934536" calcext:value-type="float">
            <text:p>219.93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4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986352" calcext:value-type="float">
            <text:p>219.98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4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117416" calcext:value-type="float">
            <text:p>220.11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4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251528" calcext:value-type="float">
            <text:p>220.25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4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27896" calcext:value-type="float">
            <text:p>220.2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27896" calcext:value-type="float">
            <text:p>220.2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4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391736" calcext:value-type="float">
            <text:p>220.39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4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428312" calcext:value-type="float">
            <text:p>220.42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4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605096" calcext:value-type="float">
            <text:p>220.60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4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760544" calcext:value-type="float">
            <text:p>220.76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922088" calcext:value-type="float">
            <text:p>220.92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4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1.031816" calcext:value-type="float">
            <text:p>221.03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4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1.08668" calcext:value-type="float">
            <text:p>221.08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4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1.077536" calcext:value-type="float">
            <text:p>221.07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1.108016" calcext:value-type="float">
            <text:p>221.10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1.11716" calcext:value-type="float">
            <text:p>221.11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1.199456" calcext:value-type="float">
            <text:p>221.19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4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1.303088" calcext:value-type="float">
            <text:p>221.30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4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1.40672" calcext:value-type="float">
            <text:p>221.4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4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1.400624" calcext:value-type="float">
            <text:p>221.40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1.425008" calcext:value-type="float">
            <text:p>221.42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4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1.4372" calcext:value-type="float">
            <text:p>221.4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4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1.45244" calcext:value-type="float">
            <text:p>221.45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4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1.714568" calcext:value-type="float">
            <text:p>221.71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4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1.799912" calcext:value-type="float">
            <text:p>221.79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1.870016" calcext:value-type="float">
            <text:p>221.87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4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2.022416" calcext:value-type="float">
            <text:p>222.02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4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2.043752" calcext:value-type="float">
            <text:p>222.04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4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2.083376" calcext:value-type="float">
            <text:p>222.08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2.293688" calcext:value-type="float">
            <text:p>222.29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2.470472" calcext:value-type="float">
            <text:p>222.47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4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2.598488" calcext:value-type="float">
            <text:p>222.59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4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2.738696" calcext:value-type="float">
            <text:p>222.73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4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2.888048" calcext:value-type="float">
            <text:p>222.88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4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2.936816" calcext:value-type="float">
            <text:p>222.93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046544" calcext:value-type="float">
            <text:p>223.04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4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269048" calcext:value-type="float">
            <text:p>223.26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4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427544" calcext:value-type="float">
            <text:p>223.42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4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781112" calcext:value-type="float">
            <text:p>223.78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4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848168" calcext:value-type="float">
            <text:p>223.84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979232" calcext:value-type="float">
            <text:p>223.97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4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314512" calcext:value-type="float">
            <text:p>224.31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4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51568" calcext:value-type="float">
            <text:p>224.5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4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533968" calcext:value-type="float">
            <text:p>224.53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457768" calcext:value-type="float">
            <text:p>224.45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421192" calcext:value-type="float">
            <text:p>224.42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4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311464" calcext:value-type="float">
            <text:p>224.31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4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213928" calcext:value-type="float">
            <text:p>224.21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4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1804" calcext:value-type="float">
            <text:p>224.1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4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031048" calcext:value-type="float">
            <text:p>224.03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927416" calcext:value-type="float">
            <text:p>223.92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4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863408" calcext:value-type="float">
            <text:p>223.86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4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720152" calcext:value-type="float">
            <text:p>223.72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4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436688" calcext:value-type="float">
            <text:p>223.43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4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107504" calcext:value-type="float">
            <text:p>223.10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2.921576" calcext:value-type="float">
            <text:p>222.92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4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1.827344" calcext:value-type="float">
            <text:p>221.82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4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1.65056" calcext:value-type="float">
            <text:p>221.6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4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2.97644" calcext:value-type="float">
            <text:p>222.97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4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2.827088" calcext:value-type="float">
            <text:p>222.82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4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2.318072" calcext:value-type="float">
            <text:p>222.31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1.851728" calcext:value-type="float">
            <text:p>221.85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4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1.60484" calcext:value-type="float">
            <text:p>221.60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4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516704" calcext:value-type="float">
            <text:p>220.51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4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34932" calcext:value-type="float">
            <text:p>219.34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4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502232" calcext:value-type="float">
            <text:p>217.50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183216" calcext:value-type="float">
            <text:p>213.18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4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204808" calcext:value-type="float">
            <text:p>212.20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4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235288" calcext:value-type="float">
            <text:p>212.23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4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348064" calcext:value-type="float">
            <text:p>212.34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4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442552" calcext:value-type="float">
            <text:p>212.44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512656" calcext:value-type="float">
            <text:p>212.51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4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604096" calcext:value-type="float">
            <text:p>212.60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4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701632" calcext:value-type="float">
            <text:p>212.70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4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805264" calcext:value-type="float">
            <text:p>212.80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4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067392" calcext:value-type="float">
            <text:p>213.06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353904" calcext:value-type="float">
            <text:p>213.35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4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670896" calcext:value-type="float">
            <text:p>213.67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4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850728" calcext:value-type="float">
            <text:p>213.85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4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265256" calcext:value-type="float">
            <text:p>214.26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4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118696" calcext:value-type="float">
            <text:p>215.11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932512" calcext:value-type="float">
            <text:p>215.93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4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459816" calcext:value-type="float">
            <text:p>216.45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4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130632" calcext:value-type="float">
            <text:p>216.13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4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443808" calcext:value-type="float">
            <text:p>219.44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4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1.65056" calcext:value-type="float">
            <text:p>221.6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1.367096" calcext:value-type="float">
            <text:p>221.36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4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1.257368" calcext:value-type="float">
            <text:p>221.25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4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1.226888" calcext:value-type="float">
            <text:p>221.22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4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342968" calcext:value-type="float">
            <text:p>220.34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4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1.75724" calcext:value-type="float">
            <text:p>221.75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2.665544" calcext:value-type="float">
            <text:p>222.66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4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2.632016" calcext:value-type="float">
            <text:p>222.63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4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2.561912" calcext:value-type="float">
            <text:p>222.56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4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2.327216" calcext:value-type="float">
            <text:p>222.32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4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2.150432" calcext:value-type="float">
            <text:p>222.15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1.973648" calcext:value-type="float">
            <text:p>221.97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4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1.866968" calcext:value-type="float">
            <text:p>221.86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4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1.830392" calcext:value-type="float">
            <text:p>221.83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4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1.626176" calcext:value-type="float">
            <text:p>221.62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4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1.461584" calcext:value-type="float">
            <text:p>221.46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1.388432" calcext:value-type="float">
            <text:p>221.38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4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1.17812" calcext:value-type="float">
            <text:p>221.17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4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1.004384" calcext:value-type="float">
            <text:p>221.00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4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900752" calcext:value-type="float">
            <text:p>220.90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4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754448" calcext:value-type="float">
            <text:p>220.75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501464" calcext:value-type="float">
            <text:p>220.50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4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135704" calcext:value-type="float">
            <text:p>220.13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4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025976" calcext:value-type="float">
            <text:p>220.02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4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529152" calcext:value-type="float">
            <text:p>219.52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4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199968" calcext:value-type="float">
            <text:p>219.19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010992" calcext:value-type="float">
            <text:p>219.01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4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8.34348" calcext:value-type="float">
            <text:p>218.34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4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709496" calcext:value-type="float">
            <text:p>217.70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4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422984" calcext:value-type="float">
            <text:p>217.42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4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036144" calcext:value-type="float">
            <text:p>216.03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567008" calcext:value-type="float">
            <text:p>214.56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4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979256" calcext:value-type="float">
            <text:p>211.97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4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882744" calcext:value-type="float">
            <text:p>207.88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4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99552" calcext:value-type="float">
            <text:p>207.9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4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214976" calcext:value-type="float">
            <text:p>208.21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510632" calcext:value-type="float">
            <text:p>208.51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4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65084" calcext:value-type="float">
            <text:p>208.65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4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348832" calcext:value-type="float">
            <text:p>209.34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4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217512" calcext:value-type="float">
            <text:p>210.21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4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897216" calcext:value-type="float">
            <text:p>210.89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947752" calcext:value-type="float">
            <text:p>215.94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4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536272" calcext:value-type="float">
            <text:p>215.53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4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414608" calcext:value-type="float">
            <text:p>214.41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4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62848" calcext:value-type="float">
            <text:p>212.6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4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183728" calcext:value-type="float">
            <text:p>211.18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962248" calcext:value-type="float">
            <text:p>206.96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4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12684" calcext:value-type="float">
            <text:p>207.12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4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30972" calcext:value-type="float">
            <text:p>207.30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4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456024" calcext:value-type="float">
            <text:p>207.45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4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678528" calcext:value-type="float">
            <text:p>207.67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4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867504" calcext:value-type="float">
            <text:p>207.86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083912" calcext:value-type="float">
            <text:p>208.08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4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30032" calcext:value-type="float">
            <text:p>208.3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4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577688" calcext:value-type="float">
            <text:p>208.57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4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90992" calcext:value-type="float">
            <text:p>208.9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4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528664" calcext:value-type="float">
            <text:p>209.52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217512" calcext:value-type="float">
            <text:p>210.21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4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244688" calcext:value-type="float">
            <text:p>211.24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4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954872" calcext:value-type="float">
            <text:p>211.95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4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862408" calcext:value-type="float">
            <text:p>215.86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4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8.40444" calcext:value-type="float">
            <text:p>218.40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8.203272" calcext:value-type="float">
            <text:p>218.20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4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8.093544" calcext:value-type="float">
            <text:p>218.09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4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645488" calcext:value-type="float">
            <text:p>217.64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4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346784" calcext:value-type="float">
            <text:p>217.34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4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0938" calcext:value-type="float">
            <text:p>217.09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798144" calcext:value-type="float">
            <text:p>216.79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4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4842" calcext:value-type="float">
            <text:p>216.48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4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130632" calcext:value-type="float">
            <text:p>216.13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4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76792" calcext:value-type="float">
            <text:p>215.7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4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1888" calcext:value-type="float">
            <text:p>215.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554816" calcext:value-type="float">
            <text:p>214.55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4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555072" calcext:value-type="float">
            <text:p>213.55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4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991192" calcext:value-type="float">
            <text:p>212.99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4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3214" calcext:value-type="float">
            <text:p>209.32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4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355696" calcext:value-type="float">
            <text:p>206.35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761336" calcext:value-type="float">
            <text:p>205.76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4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788768" calcext:value-type="float">
            <text:p>205.78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4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758288" calcext:value-type="float">
            <text:p>205.75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4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791816" calcext:value-type="float">
            <text:p>205.79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4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788768" calcext:value-type="float">
            <text:p>205.78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804008" calcext:value-type="float">
            <text:p>205.80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4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822296" calcext:value-type="float">
            <text:p>205.82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4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852776" calcext:value-type="float">
            <text:p>205.85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4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810104" calcext:value-type="float">
            <text:p>205.81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4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904592" calcext:value-type="float">
            <text:p>205.90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935072" calcext:value-type="float">
            <text:p>205.93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4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837536" calcext:value-type="float">
            <text:p>205.83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4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794864" calcext:value-type="float">
            <text:p>205.79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4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852776" calcext:value-type="float">
            <text:p>205.85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4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86192" calcext:value-type="float">
            <text:p>205.8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864968" calcext:value-type="float">
            <text:p>205.86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4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898496" calcext:value-type="float">
            <text:p>205.89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4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038704" calcext:value-type="float">
            <text:p>206.03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4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145384" calcext:value-type="float">
            <text:p>206.14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4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895448" calcext:value-type="float">
            <text:p>205.89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8924" calcext:value-type="float">
            <text:p>205.8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4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840584" calcext:value-type="float">
            <text:p>205.84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4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901544" calcext:value-type="float">
            <text:p>205.90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788768" calcext:value-type="float">
            <text:p>205.78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4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825344" calcext:value-type="float">
            <text:p>205.82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90764" calcext:value-type="float">
            <text:p>205.90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855824" calcext:value-type="float">
            <text:p>205.85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843632" calcext:value-type="float">
            <text:p>205.84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4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90764" calcext:value-type="float">
            <text:p>205.90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4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93812" calcext:value-type="float">
            <text:p>205.93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898496" calcext:value-type="float">
            <text:p>205.89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70952" calcext:value-type="float">
            <text:p>205.7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630272" calcext:value-type="float">
            <text:p>205.63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4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660752" calcext:value-type="float">
            <text:p>205.66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639416" calcext:value-type="float">
            <text:p>205.63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4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590648" calcext:value-type="float">
            <text:p>205.59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462632" calcext:value-type="float">
            <text:p>205.46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4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401672" calcext:value-type="float">
            <text:p>205.40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4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310232" calcext:value-type="float">
            <text:p>205.31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166976" calcext:value-type="float">
            <text:p>205.16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4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106016" calcext:value-type="float">
            <text:p>205.10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294992" calcext:value-type="float">
            <text:p>205.29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4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505304" calcext:value-type="float">
            <text:p>205.50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4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566264" calcext:value-type="float">
            <text:p>205.56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4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700376" calcext:value-type="float">
            <text:p>205.70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840584" calcext:value-type="float">
            <text:p>205.84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834488" calcext:value-type="float">
            <text:p>205.83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06004" calcext:value-type="float">
            <text:p>206.06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157576" calcext:value-type="float">
            <text:p>206.15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4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331312" calcext:value-type="float">
            <text:p>206.33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4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572104" calcext:value-type="float">
            <text:p>206.57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727552" calcext:value-type="float">
            <text:p>206.72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4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998824" calcext:value-type="float">
            <text:p>206.99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4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260952" calcext:value-type="float">
            <text:p>207.26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59928" calcext:value-type="float">
            <text:p>207.5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4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983328" calcext:value-type="float">
            <text:p>207.98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4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11744" calcext:value-type="float">
            <text:p>208.1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4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455768" calcext:value-type="float">
            <text:p>208.45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4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824576" calcext:value-type="float">
            <text:p>208.82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4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919064" calcext:value-type="float">
            <text:p>208.91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4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257392" calcext:value-type="float">
            <text:p>209.25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4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662776" calcext:value-type="float">
            <text:p>209.66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4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275424" calcext:value-type="float">
            <text:p>210.27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4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644232" calcext:value-type="float">
            <text:p>210.64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4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366352" calcext:value-type="float">
            <text:p>212.36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4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673688" calcext:value-type="float">
            <text:p>214.67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4-0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8.441016" calcext:value-type="float">
            <text:p>218.44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4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834464" calcext:value-type="float">
            <text:p>217.83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4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407744" calcext:value-type="float">
            <text:p>217.40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4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938352" calcext:value-type="float">
            <text:p>216.93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4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551256" calcext:value-type="float">
            <text:p>216.55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4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228424" calcext:value-type="float">
            <text:p>215.22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4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692232" calcext:value-type="float">
            <text:p>213.69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4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994752" calcext:value-type="float">
            <text:p>210.99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4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135728" calcext:value-type="float">
            <text:p>208.13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4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343248" calcext:value-type="float">
            <text:p>207.34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4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358488" calcext:value-type="float">
            <text:p>207.35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4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367632" calcext:value-type="float">
            <text:p>207.36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4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459072" calcext:value-type="float">
            <text:p>207.45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4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526128" calcext:value-type="float">
            <text:p>207.52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4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529176" calcext:value-type="float">
            <text:p>207.52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4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617568" calcext:value-type="float">
            <text:p>207.61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4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580992" calcext:value-type="float">
            <text:p>207.58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4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657192" calcext:value-type="float">
            <text:p>207.65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4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684624" calcext:value-type="float">
            <text:p>207.68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4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654144" calcext:value-type="float">
            <text:p>207.65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4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66024" calcext:value-type="float">
            <text:p>207.6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4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913224" calcext:value-type="float">
            <text:p>207.91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4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550512" calcext:value-type="float">
            <text:p>207.55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4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513936" calcext:value-type="float">
            <text:p>207.51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4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46212" calcext:value-type="float">
            <text:p>207.46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4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443832" calcext:value-type="float">
            <text:p>207.44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4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449928" calcext:value-type="float">
            <text:p>207.44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4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452976" calcext:value-type="float">
            <text:p>207.45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4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419448" calcext:value-type="float">
            <text:p>207.41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4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459072" calcext:value-type="float">
            <text:p>207.45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434688" calcext:value-type="float">
            <text:p>207.43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4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55356" calcext:value-type="float">
            <text:p>207.55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4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520032" calcext:value-type="float">
            <text:p>207.52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4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590136" calcext:value-type="float">
            <text:p>207.59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4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532224" calcext:value-type="float">
            <text:p>207.53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687672" calcext:value-type="float">
            <text:p>207.68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4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471264" calcext:value-type="float">
            <text:p>207.47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4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465168" calcext:value-type="float">
            <text:p>207.46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4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474312" calcext:value-type="float">
            <text:p>207.47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4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520032" calcext:value-type="float">
            <text:p>207.52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428592" calcext:value-type="float">
            <text:p>207.42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4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328008" calcext:value-type="float">
            <text:p>207.32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4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300576" calcext:value-type="float">
            <text:p>207.30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4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297528" calcext:value-type="float">
            <text:p>207.29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315816" calcext:value-type="float">
            <text:p>207.31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379824" calcext:value-type="float">
            <text:p>207.37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4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300576" calcext:value-type="float">
            <text:p>207.30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4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09636" calcext:value-type="float">
            <text:p>207.09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4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312768" calcext:value-type="float">
            <text:p>207.31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4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209136" calcext:value-type="float">
            <text:p>207.20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093312" calcext:value-type="float">
            <text:p>207.09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4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245712" calcext:value-type="float">
            <text:p>207.24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4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328008" calcext:value-type="float">
            <text:p>207.32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169512" calcext:value-type="float">
            <text:p>207.16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4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23352" calcext:value-type="float">
            <text:p>207.2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334104" calcext:value-type="float">
            <text:p>207.33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4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3402" calcext:value-type="float">
            <text:p>207.34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4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337152" calcext:value-type="float">
            <text:p>207.33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4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440784" calcext:value-type="float">
            <text:p>207.44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4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459072" calcext:value-type="float">
            <text:p>207.45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3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437736" calcext:value-type="float">
            <text:p>207.43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3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510888" calcext:value-type="float">
            <text:p>207.51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3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526128" calcext:value-type="float">
            <text:p>207.52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3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632808" calcext:value-type="float">
            <text:p>207.63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3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730344" calcext:value-type="float">
            <text:p>207.73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3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773016" calcext:value-type="float">
            <text:p>207.77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3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901032" calcext:value-type="float">
            <text:p>207.90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3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001616" calcext:value-type="float">
            <text:p>208.00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3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047336" calcext:value-type="float">
            <text:p>208.04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3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157064" calcext:value-type="float">
            <text:p>208.15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3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263744" calcext:value-type="float">
            <text:p>208.26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3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336896" calcext:value-type="float">
            <text:p>208.33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3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440528" calcext:value-type="float">
            <text:p>208.44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3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464912" calcext:value-type="float">
            <text:p>208.46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3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629504" calcext:value-type="float">
            <text:p>208.62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3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714848" calcext:value-type="float">
            <text:p>208.71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3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095848" calcext:value-type="float">
            <text:p>209.09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3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318352" calcext:value-type="float">
            <text:p>209.31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3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370168" calcext:value-type="float">
            <text:p>209.37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3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58048" calcext:value-type="float">
            <text:p>209.5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3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766408" calcext:value-type="float">
            <text:p>209.76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3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882232" calcext:value-type="float">
            <text:p>209.88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3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934048" calcext:value-type="float">
            <text:p>209.93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3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004152" calcext:value-type="float">
            <text:p>210.00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3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973672" calcext:value-type="float">
            <text:p>209.97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3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107784" calcext:value-type="float">
            <text:p>210.10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3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11388" calcext:value-type="float">
            <text:p>210.11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3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14436" calcext:value-type="float">
            <text:p>210.14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3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123024" calcext:value-type="float">
            <text:p>210.12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3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272376" calcext:value-type="float">
            <text:p>210.27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3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351624" calcext:value-type="float">
            <text:p>210.35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3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43392" calcext:value-type="float">
            <text:p>210.4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3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561936" calcext:value-type="float">
            <text:p>210.56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3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625944" calcext:value-type="float">
            <text:p>210.62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3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696048" calcext:value-type="float">
            <text:p>210.69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3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793584" calcext:value-type="float">
            <text:p>210.79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3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857592" calcext:value-type="float">
            <text:p>210.85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3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930744" calcext:value-type="float">
            <text:p>210.93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3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854544" calcext:value-type="float">
            <text:p>210.85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3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87588" calcext:value-type="float">
            <text:p>210.87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3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888072" calcext:value-type="float">
            <text:p>210.88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3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976464" calcext:value-type="float">
            <text:p>210.97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3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131912" calcext:value-type="float">
            <text:p>211.13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3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2264" calcext:value-type="float">
            <text:p>211.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3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19592" calcext:value-type="float">
            <text:p>211.1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3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34832" calcext:value-type="float">
            <text:p>211.3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3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400136" calcext:value-type="float">
            <text:p>211.40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3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418424" calcext:value-type="float">
            <text:p>211.41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3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50072" calcext:value-type="float">
            <text:p>211.5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3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579968" calcext:value-type="float">
            <text:p>211.57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3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619592" calcext:value-type="float">
            <text:p>211.61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3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59216" calcext:value-type="float">
            <text:p>211.5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3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62264" calcext:value-type="float">
            <text:p>211.6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3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842096" calcext:value-type="float">
            <text:p>211.84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3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573872" calcext:value-type="float">
            <text:p>211.57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3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650072" calcext:value-type="float">
            <text:p>211.65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3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756752" calcext:value-type="float">
            <text:p>211.75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3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771992" calcext:value-type="float">
            <text:p>211.77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3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832952" calcext:value-type="float">
            <text:p>211.83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3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921344" calcext:value-type="float">
            <text:p>211.92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945728" calcext:value-type="float">
            <text:p>211.94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3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006688" calcext:value-type="float">
            <text:p>212.00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04936" calcext:value-type="float">
            <text:p>212.0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3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09508" calcext:value-type="float">
            <text:p>212.09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3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143848" calcext:value-type="float">
            <text:p>212.14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3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085936" calcext:value-type="float">
            <text:p>212.08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3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195664" calcext:value-type="float">
            <text:p>212.19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26272" calcext:value-type="float">
            <text:p>212.2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3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32368" calcext:value-type="float">
            <text:p>212.3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3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433408" calcext:value-type="float">
            <text:p>212.43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3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473032" calcext:value-type="float">
            <text:p>212.47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3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494368" calcext:value-type="float">
            <text:p>212.49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540088" calcext:value-type="float">
            <text:p>212.54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3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671152" calcext:value-type="float">
            <text:p>212.67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3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79612" calcext:value-type="float">
            <text:p>212.79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3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814408" calcext:value-type="float">
            <text:p>212.81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3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936328" calcext:value-type="float">
            <text:p>212.93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015576" calcext:value-type="float">
            <text:p>213.01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3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0552" calcext:value-type="float">
            <text:p>213.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3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399624" calcext:value-type="float">
            <text:p>213.39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3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143592" calcext:value-type="float">
            <text:p>213.14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3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152736" calcext:value-type="float">
            <text:p>213.15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1314" calcext:value-type="float">
            <text:p>213.13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3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1314" calcext:value-type="float">
            <text:p>213.13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3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125304" calcext:value-type="float">
            <text:p>213.12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3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076536" calcext:value-type="float">
            <text:p>213.07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3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979" calcext:value-type="float">
            <text:p>212.9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924136" calcext:value-type="float">
            <text:p>212.92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3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875368" calcext:value-type="float">
            <text:p>212.87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3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847936" calcext:value-type="float">
            <text:p>212.84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3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805264" calcext:value-type="float">
            <text:p>212.80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3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762592" calcext:value-type="float">
            <text:p>212.76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625432" calcext:value-type="float">
            <text:p>212.62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3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50656" calcext:value-type="float">
            <text:p>212.5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3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387688" calcext:value-type="float">
            <text:p>212.38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3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287104" calcext:value-type="float">
            <text:p>212.28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3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26272" calcext:value-type="float">
            <text:p>212.2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046312" calcext:value-type="float">
            <text:p>212.04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3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89696" calcext:value-type="float">
            <text:p>211.8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3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829904" calcext:value-type="float">
            <text:p>211.82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3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625688" calcext:value-type="float">
            <text:p>211.62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3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707984" calcext:value-type="float">
            <text:p>211.70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0646" calcext:value-type="float">
            <text:p>212.06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3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503512" calcext:value-type="float">
            <text:p>212.50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3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945472" calcext:value-type="float">
            <text:p>212.94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3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14664" calcext:value-type="float">
            <text:p>213.1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3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332568" calcext:value-type="float">
            <text:p>213.33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78672" calcext:value-type="float">
            <text:p>213.7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3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524592" calcext:value-type="float">
            <text:p>213.52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3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606888" calcext:value-type="float">
            <text:p>213.60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3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661752" calcext:value-type="float">
            <text:p>213.66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3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701376" calcext:value-type="float">
            <text:p>213.70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744048" calcext:value-type="float">
            <text:p>213.74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3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768432" calcext:value-type="float">
            <text:p>213.76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3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728808" calcext:value-type="float">
            <text:p>213.72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3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701376" calcext:value-type="float">
            <text:p>213.70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3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701376" calcext:value-type="float">
            <text:p>213.70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78672" calcext:value-type="float">
            <text:p>213.7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3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814152" calcext:value-type="float">
            <text:p>213.81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3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83244" calcext:value-type="float">
            <text:p>213.83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3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859872" calcext:value-type="float">
            <text:p>213.85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3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865968" calcext:value-type="float">
            <text:p>213.86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3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841584" calcext:value-type="float">
            <text:p>213.84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826344" calcext:value-type="float">
            <text:p>213.82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3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826344" calcext:value-type="float">
            <text:p>213.82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3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844632" calcext:value-type="float">
            <text:p>213.84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3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856824" calcext:value-type="float">
            <text:p>213.85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3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835488" calcext:value-type="float">
            <text:p>213.83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859872" calcext:value-type="float">
            <text:p>213.85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3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865968" calcext:value-type="float">
            <text:p>213.86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3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957408" calcext:value-type="float">
            <text:p>213.95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3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960456" calcext:value-type="float">
            <text:p>213.96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3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00008" calcext:value-type="float">
            <text:p>214.0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981792" calcext:value-type="float">
            <text:p>213.98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3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021416" calcext:value-type="float">
            <text:p>214.02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3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027512" calcext:value-type="float">
            <text:p>214.02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3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033608" calcext:value-type="float">
            <text:p>214.03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3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134192" calcext:value-type="float">
            <text:p>214.13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143336" calcext:value-type="float">
            <text:p>214.14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3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234776" calcext:value-type="float">
            <text:p>214.23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3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298784" calcext:value-type="float">
            <text:p>214.29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3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286592" calcext:value-type="float">
            <text:p>214.28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3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344504" calcext:value-type="float">
            <text:p>214.34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387176" calcext:value-type="float">
            <text:p>214.38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3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463376" calcext:value-type="float">
            <text:p>214.46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3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506048" calcext:value-type="float">
            <text:p>214.50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3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490808" calcext:value-type="float">
            <text:p>214.49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3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515192" calcext:value-type="float">
            <text:p>214.51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585296" calcext:value-type="float">
            <text:p>214.58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3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695024" calcext:value-type="float">
            <text:p>214.69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3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926672" calcext:value-type="float">
            <text:p>214.92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3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478616" calcext:value-type="float">
            <text:p>214.47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3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503" calcext:value-type="float">
            <text:p>214.5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3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521288" calcext:value-type="float">
            <text:p>214.52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591392" calcext:value-type="float">
            <text:p>214.59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3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637112" calcext:value-type="float">
            <text:p>214.63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3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64016" calcext:value-type="float">
            <text:p>214.6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3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634064" calcext:value-type="float">
            <text:p>214.63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3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682832" calcext:value-type="float">
            <text:p>214.68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743792" calcext:value-type="float">
            <text:p>214.74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3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74684" calcext:value-type="float">
            <text:p>214.74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3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759032" calcext:value-type="float">
            <text:p>214.75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3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82304" calcext:value-type="float">
            <text:p>214.8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3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877904" calcext:value-type="float">
            <text:p>214.87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957152" calcext:value-type="float">
            <text:p>214.95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3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057736" calcext:value-type="float">
            <text:p>215.05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3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146128" calcext:value-type="float">
            <text:p>215.14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3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240616" calcext:value-type="float">
            <text:p>215.24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3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368632" calcext:value-type="float">
            <text:p>215.36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499696" calcext:value-type="float">
            <text:p>215.49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3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63076" calcext:value-type="float">
            <text:p>215.63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3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895936" calcext:value-type="float">
            <text:p>215.89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3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289128" calcext:value-type="float">
            <text:p>216.28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3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155016" calcext:value-type="float">
            <text:p>216.15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380568" calcext:value-type="float">
            <text:p>216.38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3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642696" calcext:value-type="float">
            <text:p>216.64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3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95664" calcext:value-type="float">
            <text:p>216.9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3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346784" calcext:value-type="float">
            <text:p>217.34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3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782648" calcext:value-type="float">
            <text:p>217.78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8.361768" calcext:value-type="float">
            <text:p>218.36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3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8.742768" calcext:value-type="float">
            <text:p>218.74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3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041216" calcext:value-type="float">
            <text:p>220.04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3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1.617032" calcext:value-type="float">
            <text:p>221.61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3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009968" calcext:value-type="float">
            <text:p>223.00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6.42068" calcext:value-type="float">
            <text:p>226.42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3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5.966528" calcext:value-type="float">
            <text:p>225.96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3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5.500184" calcext:value-type="float">
            <text:p>225.50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3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5.219768" calcext:value-type="float">
            <text:p>225.21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3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82048" calcext:value-type="float">
            <text:p>224.8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601024" calcext:value-type="float">
            <text:p>224.60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3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957896" calcext:value-type="float">
            <text:p>223.95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3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06788" calcext:value-type="float">
            <text:p>223.06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3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1.845632" calcext:value-type="float">
            <text:p>221.84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3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92844" calcext:value-type="float">
            <text:p>219.92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8.398344" calcext:value-type="float">
            <text:p>218.39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3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2744" calcext:value-type="float">
            <text:p>214.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3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2744" calcext:value-type="float">
            <text:p>214.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3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307928" calcext:value-type="float">
            <text:p>214.30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3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387176" calcext:value-type="float">
            <text:p>214.38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984584" calcext:value-type="float">
            <text:p>214.98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3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502744" calcext:value-type="float">
            <text:p>215.50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3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374728" calcext:value-type="float">
            <text:p>215.37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3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627712" calcext:value-type="float">
            <text:p>215.62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3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862408" calcext:value-type="float">
            <text:p>215.86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27084" calcext:value-type="float">
            <text:p>216.27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3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572592" calcext:value-type="float">
            <text:p>216.57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3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8.255088" calcext:value-type="float">
            <text:p>218.25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3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1.915736" calcext:value-type="float">
            <text:p>221.91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3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17228" calcext:value-type="float">
            <text:p>220.17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045288" calcext:value-type="float">
            <text:p>216.04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3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1888" calcext:value-type="float">
            <text:p>215.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3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8746" calcext:value-type="float">
            <text:p>215.87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3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450416" calcext:value-type="float">
            <text:p>217.45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3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1.150688" calcext:value-type="float">
            <text:p>221.15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3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727272" calcext:value-type="float">
            <text:p>219.72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78316" calcext:value-type="float">
            <text:p>215.78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3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6554" calcext:value-type="float">
            <text:p>214.65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3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106504" calcext:value-type="float">
            <text:p>215.10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3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438736" calcext:value-type="float">
            <text:p>215.43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3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544904" calcext:value-type="float">
            <text:p>217.54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020136" calcext:value-type="float">
            <text:p>219.02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3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41028" calcext:value-type="float">
            <text:p>219.41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3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66708" calcext:value-type="float">
            <text:p>216.66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3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186264" calcext:value-type="float">
            <text:p>213.18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3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338664" calcext:value-type="float">
            <text:p>213.33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45144" calcext:value-type="float">
            <text:p>213.4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3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622128" calcext:value-type="float">
            <text:p>213.62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3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84768" calcext:value-type="float">
            <text:p>213.8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3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9696" calcext:value-type="float">
            <text:p>213.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3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344504" calcext:value-type="float">
            <text:p>214.34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722456" calcext:value-type="float">
            <text:p>214.72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3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06688" calcext:value-type="float">
            <text:p>215.0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3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536272" calcext:value-type="float">
            <text:p>215.53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3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334848" calcext:value-type="float">
            <text:p>216.33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3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828368" calcext:value-type="float">
            <text:p>217.82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309696" calcext:value-type="float">
            <text:p>219.30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3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595952" calcext:value-type="float">
            <text:p>220.59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3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27668" calcext:value-type="float">
            <text:p>217.27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3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776552" calcext:value-type="float">
            <text:p>217.77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3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2.607632" calcext:value-type="float">
            <text:p>222.60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1.967552" calcext:value-type="float">
            <text:p>221.96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3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1.324424" calcext:value-type="float">
            <text:p>221.32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3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8.133168" calcext:value-type="float">
            <text:p>218.13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3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291152" calcext:value-type="float">
            <text:p>220.29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3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189544" calcext:value-type="float">
            <text:p>224.18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86036" calcext:value-type="float">
            <text:p>223.86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3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491552" calcext:value-type="float">
            <text:p>223.49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3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009968" calcext:value-type="float">
            <text:p>223.00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3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2.430848" calcext:value-type="float">
            <text:p>222.43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3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1.577408" calcext:value-type="float">
            <text:p>221.57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117416" calcext:value-type="float">
            <text:p>220.11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3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273632" calcext:value-type="float">
            <text:p>217.27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3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521288" calcext:value-type="float">
            <text:p>214.52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3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749888" calcext:value-type="float">
            <text:p>214.74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3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633808" calcext:value-type="float">
            <text:p>215.63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472008" calcext:value-type="float">
            <text:p>216.47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3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06332" calcext:value-type="float">
            <text:p>217.06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3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099128" calcext:value-type="float">
            <text:p>220.09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3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839024" calcext:value-type="float">
            <text:p>223.83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3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732344" calcext:value-type="float">
            <text:p>223.73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451928" calcext:value-type="float">
            <text:p>223.45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3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238568" calcext:value-type="float">
            <text:p>223.23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3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134936" calcext:value-type="float">
            <text:p>223.13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3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2.830136" calcext:value-type="float">
            <text:p>222.83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3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2.64116" calcext:value-type="float">
            <text:p>222.64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2.409512" calcext:value-type="float">
            <text:p>222.40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3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2.101664" calcext:value-type="float">
            <text:p>222.10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3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1.760288" calcext:value-type="float">
            <text:p>221.76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3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1.373192" calcext:value-type="float">
            <text:p>221.37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3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81236" calcext:value-type="float">
            <text:p>220.81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01988" calcext:value-type="float">
            <text:p>220.01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3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398088" calcext:value-type="float">
            <text:p>219.39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3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123768" calcext:value-type="float">
            <text:p>219.12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3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081096" calcext:value-type="float">
            <text:p>219.08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8.660472" calcext:value-type="float">
            <text:p>218.66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3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8.425776" calcext:value-type="float">
            <text:p>218.42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8.288616" calcext:value-type="float">
            <text:p>218.28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3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441528" calcext:value-type="float">
            <text:p>216.44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3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8.157552" calcext:value-type="float">
            <text:p>218.15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3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898472" calcext:value-type="float">
            <text:p>217.89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3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831672" calcext:value-type="float">
            <text:p>216.83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426544" calcext:value-type="float">
            <text:p>215.42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3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20176" calcext:value-type="float">
            <text:p>212.2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3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418424" calcext:value-type="float">
            <text:p>211.41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3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012528" calcext:value-type="float">
            <text:p>213.01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3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07272" calcext:value-type="float">
            <text:p>216.0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297504" calcext:value-type="float">
            <text:p>219.29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3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340176" calcext:value-type="float">
            <text:p>219.34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3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291408" calcext:value-type="float">
            <text:p>219.29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3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187776" calcext:value-type="float">
            <text:p>219.18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3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282264" calcext:value-type="float">
            <text:p>219.28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507816" calcext:value-type="float">
            <text:p>219.50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3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559632" calcext:value-type="float">
            <text:p>219.55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3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568776" calcext:value-type="float">
            <text:p>219.56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3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663264" calcext:value-type="float">
            <text:p>219.66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3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858336" calcext:value-type="float">
            <text:p>219.85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3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934536" calcext:value-type="float">
            <text:p>219.93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3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605352" calcext:value-type="float">
            <text:p>219.60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3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8.965272" calcext:value-type="float">
            <text:p>218.96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3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8.605608" calcext:value-type="float">
            <text:p>218.60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3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8.43492" calcext:value-type="float">
            <text:p>218.43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3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8.425776" calcext:value-type="float">
            <text:p>218.42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3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8.060016" calcext:value-type="float">
            <text:p>218.06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3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928952" calcext:value-type="float">
            <text:p>217.92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3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819224" calcext:value-type="float">
            <text:p>217.81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3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76436" calcext:value-type="float">
            <text:p>217.76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3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709496" calcext:value-type="float">
            <text:p>217.70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3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700352" calcext:value-type="float">
            <text:p>217.70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3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755216" calcext:value-type="float">
            <text:p>217.75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3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74912" calcext:value-type="float">
            <text:p>217.7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3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663776" calcext:value-type="float">
            <text:p>217.66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3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319352" calcext:value-type="float">
            <text:p>217.31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3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148664" calcext:value-type="float">
            <text:p>217.14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3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853008" calcext:value-type="float">
            <text:p>216.85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3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539064" calcext:value-type="float">
            <text:p>216.53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3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972136" calcext:value-type="float">
            <text:p>215.97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3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054688" calcext:value-type="float">
            <text:p>215.05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3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143592" calcext:value-type="float">
            <text:p>213.14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3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288128" calcext:value-type="float">
            <text:p>208.28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3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090008" calcext:value-type="float">
            <text:p>208.09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3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443576" calcext:value-type="float">
            <text:p>208.44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3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647792" calcext:value-type="float">
            <text:p>208.64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3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949544" calcext:value-type="float">
            <text:p>208.94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3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156808" calcext:value-type="float">
            <text:p>209.15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3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233008" calcext:value-type="float">
            <text:p>209.23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3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370168" calcext:value-type="float">
            <text:p>209.37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3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193384" calcext:value-type="float">
            <text:p>209.19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3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87944" calcext:value-type="float">
            <text:p>208.8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3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522568" calcext:value-type="float">
            <text:p>209.52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3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573872" calcext:value-type="float">
            <text:p>211.57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3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321144" calcext:value-type="float">
            <text:p>210.32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3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04708" calcext:value-type="float">
            <text:p>209.04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3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03184" calcext:value-type="float">
            <text:p>209.0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3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513424" calcext:value-type="float">
            <text:p>209.51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3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17484" calcext:value-type="float">
            <text:p>210.17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3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138008" calcext:value-type="float">
            <text:p>211.13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3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122256" calcext:value-type="float">
            <text:p>213.12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3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151968" calcext:value-type="float">
            <text:p>216.15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3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378032" calcext:value-type="float">
            <text:p>214.37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3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732368" calcext:value-type="float">
            <text:p>211.73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246968" calcext:value-type="float">
            <text:p>214.24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3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483944" calcext:value-type="float">
            <text:p>217.48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3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365072" calcext:value-type="float">
            <text:p>217.36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3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657936" calcext:value-type="float">
            <text:p>216.65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3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637112" calcext:value-type="float">
            <text:p>214.63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265512" calcext:value-type="float">
            <text:p>213.26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3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515192" calcext:value-type="float">
            <text:p>214.51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27312" calcext:value-type="float">
            <text:p>219.2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56268" calcext:value-type="float">
            <text:p>219.56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3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147896" calcext:value-type="float">
            <text:p>220.14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745304" calcext:value-type="float">
            <text:p>220.74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3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1.361" calcext:value-type="float">
            <text:p>221.3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3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1.8944" calcext:value-type="float">
            <text:p>221.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3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1.952312" calcext:value-type="float">
            <text:p>221.95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3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1.885256" calcext:value-type="float">
            <text:p>221.88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1.854776" calcext:value-type="float">
            <text:p>221.85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3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1.830392" calcext:value-type="float">
            <text:p>221.83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3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1.729808" calcext:value-type="float">
            <text:p>221.72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3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1.492064" calcext:value-type="float">
            <text:p>221.49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3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1.047056" calcext:value-type="float">
            <text:p>221.04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714824" calcext:value-type="float">
            <text:p>220.71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3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087192" calcext:value-type="float">
            <text:p>219.08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3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359488" calcext:value-type="float">
            <text:p>215.35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3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371936" calcext:value-type="float">
            <text:p>214.37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3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21928" calcext:value-type="float">
            <text:p>215.2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2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310464" calcext:value-type="float">
            <text:p>216.31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2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203528" calcext:value-type="float">
            <text:p>217.20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2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336872" calcext:value-type="float">
            <text:p>220.33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2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803984" calcext:value-type="float">
            <text:p>217.80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2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846912" calcext:value-type="float">
            <text:p>216.84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2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102432" calcext:value-type="float">
            <text:p>219.10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2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19464" calcext:value-type="float">
            <text:p>216.1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2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978744" calcext:value-type="float">
            <text:p>213.97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2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267792" calcext:value-type="float">
            <text:p>216.26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2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660728" calcext:value-type="float">
            <text:p>217.66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2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496648" calcext:value-type="float">
            <text:p>215.49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2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848192" calcext:value-type="float">
            <text:p>211.84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2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829904" calcext:value-type="float">
            <text:p>211.82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2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77504" calcext:value-type="float">
            <text:p>211.7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2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69884" calcext:value-type="float">
            <text:p>211.69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2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723224" calcext:value-type="float">
            <text:p>211.72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2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720176" calcext:value-type="float">
            <text:p>211.72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2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07984" calcext:value-type="float">
            <text:p>212.0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2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854288" calcext:value-type="float">
            <text:p>211.85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2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854288" calcext:value-type="float">
            <text:p>211.85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2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900008" calcext:value-type="float">
            <text:p>211.90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2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976208" calcext:value-type="float">
            <text:p>211.97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2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107272" calcext:value-type="float">
            <text:p>212.10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2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402928" calcext:value-type="float">
            <text:p>212.40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2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61324" calcext:value-type="float">
            <text:p>212.61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2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320632" calcext:value-type="float">
            <text:p>212.32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2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369656" calcext:value-type="float">
            <text:p>211.36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2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3788" calcext:value-type="float">
            <text:p>211.3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2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25688" calcext:value-type="float">
            <text:p>211.2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2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390992" calcext:value-type="float">
            <text:p>211.39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2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589112" calcext:value-type="float">
            <text:p>211.58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2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528152" calcext:value-type="float">
            <text:p>211.52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2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647024" calcext:value-type="float">
            <text:p>211.64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2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692744" calcext:value-type="float">
            <text:p>211.69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2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707984" calcext:value-type="float">
            <text:p>211.70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2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778088" calcext:value-type="float">
            <text:p>211.77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2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89696" calcext:value-type="float">
            <text:p>211.8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2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921344" calcext:value-type="float">
            <text:p>211.92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2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884768" calcext:value-type="float">
            <text:p>211.88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2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848192" calcext:value-type="float">
            <text:p>211.84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2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735416" calcext:value-type="float">
            <text:p>211.73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2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549488" calcext:value-type="float">
            <text:p>211.54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2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372704" calcext:value-type="float">
            <text:p>211.37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2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583016" calcext:value-type="float">
            <text:p>211.58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2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375752" calcext:value-type="float">
            <text:p>211.37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2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491576" calcext:value-type="float">
            <text:p>211.49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2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686648" calcext:value-type="float">
            <text:p>211.68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2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863432" calcext:value-type="float">
            <text:p>211.86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2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930488" calcext:value-type="float">
            <text:p>211.93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2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15604" calcext:value-type="float">
            <text:p>212.15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2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357208" calcext:value-type="float">
            <text:p>212.35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2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473032" calcext:value-type="float">
            <text:p>212.47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2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046056" calcext:value-type="float">
            <text:p>213.04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2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448392" calcext:value-type="float">
            <text:p>213.44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2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774528" calcext:value-type="float">
            <text:p>213.77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2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164672" calcext:value-type="float">
            <text:p>214.16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77732" calcext:value-type="float">
            <text:p>214.77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2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61552" calcext:value-type="float">
            <text:p>215.6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2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365328" calcext:value-type="float">
            <text:p>216.36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2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618312" calcext:value-type="float">
            <text:p>216.61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2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2462" calcext:value-type="float">
            <text:p>217.24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2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758264" calcext:value-type="float">
            <text:p>217.75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8.06916" calcext:value-type="float">
            <text:p>218.06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2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331032" calcext:value-type="float">
            <text:p>219.33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2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61424" calcext:value-type="float">
            <text:p>220.6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2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180656" calcext:value-type="float">
            <text:p>223.18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2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6.03968" calcext:value-type="float">
            <text:p>226.0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5.756216" calcext:value-type="float">
            <text:p>225.75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2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5.411792" calcext:value-type="float">
            <text:p>225.41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2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91192" calcext:value-type="float">
            <text:p>224.9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2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558352" calcext:value-type="float">
            <text:p>224.55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2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287336" calcext:value-type="float">
            <text:p>223.28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2.022416" calcext:value-type="float">
            <text:p>222.02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2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1.095824" calcext:value-type="float">
            <text:p>221.09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2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67648" calcext:value-type="float">
            <text:p>215.6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2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90508" calcext:value-type="float">
            <text:p>215.90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2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045288" calcext:value-type="float">
            <text:p>216.04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520776" calcext:value-type="float">
            <text:p>216.52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2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026744" calcext:value-type="float">
            <text:p>217.02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2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188288" calcext:value-type="float">
            <text:p>217.18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2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73388" calcext:value-type="float">
            <text:p>217.73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2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8.060016" calcext:value-type="float">
            <text:p>218.06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221304" calcext:value-type="float">
            <text:p>219.22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2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303344" calcext:value-type="float">
            <text:p>220.30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2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1.04096" calcext:value-type="float">
            <text:p>221.0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2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5.03384" calcext:value-type="float">
            <text:p>225.0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2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7.493576" calcext:value-type="float">
            <text:p>227.49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7.341176" calcext:value-type="float">
            <text:p>227.34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2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7.13696" calcext:value-type="float">
            <text:p>227.1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2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6.853496" calcext:value-type="float">
            <text:p>226.85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2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6.417632" calcext:value-type="float">
            <text:p>226.41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2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5.808032" calcext:value-type="float">
            <text:p>225.80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860104" calcext:value-type="float">
            <text:p>224.86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2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2.830136" calcext:value-type="float">
            <text:p>222.83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2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74556" calcext:value-type="float">
            <text:p>219.74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2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160088" calcext:value-type="float">
            <text:p>220.16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2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2.126048" calcext:value-type="float">
            <text:p>222.12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640648" calcext:value-type="float">
            <text:p>224.64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2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7.127816" calcext:value-type="float">
            <text:p>227.12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2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8.700584" calcext:value-type="float">
            <text:p>228.7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2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8.6" calcext:value-type="float">
            <text:p>228.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2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8.557328" calcext:value-type="float">
            <text:p>228.55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8.514656" calcext:value-type="float">
            <text:p>228.51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2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8.4476" calcext:value-type="float">
            <text:p>228.4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2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8.395784" calcext:value-type="float">
            <text:p>228.39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2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8.380544" calcext:value-type="float">
            <text:p>228.38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2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8.499416" calcext:value-type="float">
            <text:p>228.49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8.801168" calcext:value-type="float">
            <text:p>228.8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2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8.773736" calcext:value-type="float">
            <text:p>228.7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2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8.731064" calcext:value-type="float">
            <text:p>228.7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2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8.76764" calcext:value-type="float">
            <text:p>228.7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2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8.770688" calcext:value-type="float">
            <text:p>228.7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8.758496" calcext:value-type="float">
            <text:p>228.7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2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8.6762" calcext:value-type="float">
            <text:p>228.6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2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8.654864" calcext:value-type="float">
            <text:p>228.6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22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9.246176" calcext:value-type="float">
            <text:p>229.2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16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028" calcext:value-type="float">
            <text:p>224.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2015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5792" calcext:value-type="float">
            <text:p>214.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1995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408" calcext:value-type="float">
            <text:p>216.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1991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7984" calcext:value-type="float">
            <text:p>215.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1985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408" calcext:value-type="float">
            <text:p>216.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1980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456" calcext:value-type="float">
            <text:p>219.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1978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2.504" calcext:value-type="float">
            <text:p>222.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1975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692" calcext:value-type="float">
            <text:p>202.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1972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7944" calcext:value-type="float">
            <text:p>183.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1971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2704" calcext:value-type="float">
            <text:p>182.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1967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3248" calcext:value-type="float">
            <text:p>160.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1966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64" calcext:value-type="float">
            <text:p>167.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1965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0.3832" calcext:value-type="float">
            <text:p>170.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1964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2496" calcext:value-type="float">
            <text:p>168.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1963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2016" calcext:value-type="float">
            <text:p>165.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1962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0304" calcext:value-type="float">
            <text:p>167.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9255</text:p>
          </table:table-cell>
          <table:table-cell office:value-type="string" calcext:value-type="string">
            <text:p>Joliet Corrections 3</text:p>
          </table:table-cell>
          <table:table-cell office:value-type="string" calcext:value-type="string">
            <text:p>1961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6.0576" calcext:value-type="float">
            <text:p>156.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740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7056" meta:object-count="0"/>
    <meta:user-defined meta:name="AppVersion">3.0</meta:user-defined>
  </office:meta>
</office:document-meta>
</file>